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f6604"/>
    </style:style>
    <style:style style:name="T1" style:family="text">
      <style:text-properties officeooo:rsid="000f6604"/>
    </style:style>
    <style:style style:name="T2" style:family="text">
      <style:text-properties fo:font-size="15pt" style:text-underline-style="solid" style:text-underline-width="auto" style:text-underline-color="font-color" officeooo:rsid="00112b13" style:font-size-asian="13.1000003814697pt" style:font-size-complex="15pt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<text:s text:c="30"/></text:span><text:span text:style-name="Strong_20_Emphasis"><text:span text:style-name="T3"><text:s text:c="2"/></text:span></text:span><text:span text:style-name="Strong_20_Emphasis"><text:span text:style-name="T2">EXERCISE: SLING</text:span></text:span></text:p>
      <text:p text:style-name="Text_20_body"><text:span text:style-name="Strong_20_Emphasis">Q-1 - Taking up a list of potential scripts for a request to a resource whose sling:resource type is example/sample and the request selectors are "print.a4" and the request extension is "html". What would be the order in which these scripts would be called ?</text:span></text:p>
      <text:p text:style-name="Text_20_body"><text:span text:style-name="Strong_20_Emphasis"/></text:p>
      <text:p text:style-name="P1"><text:span text:style-name="Strong_20_Emphasis">(0) GET.jsp - <text:s/></text:span><text:span text:style-name="Strong_20_Emphasis"><text:span text:style-name="T1">(priority: 8)</text:span></text:span></text:p>
      <text:p text:style-name="P1"><text:span text:style-name="Strong_20_Emphasis">(1) sample.jsp - <text:s/></text:span><text:span text:style-name="Strong_20_Emphasis"><text:span text:style-name="T1">(priority: 7)</text:span></text:span></text:p>
      <text:p text:style-name="P1"><text:span text:style-name="Strong_20_Emphasis">(2) html.jsp - </text:span><text:span text:style-name="Strong_20_Emphasis"><text:span text:style-name="T1">(priority: 6)</text:span></text:span></text:p>
      <text:p text:style-name="P1"><text:span text:style-name="Strong_20_Emphasis">(3) print.jsp- <text:s/></text:span><text:span text:style-name="Strong_20_Emphasis"><text:span text:style-name="T1">(priority: 5)</text:span></text:span></text:p>
      <text:p text:style-name="P1"><text:span text:style-name="Strong_20_Emphasis">(4) print.html.jsp <text:s/>- <text:s/></text:span><text:span text:style-name="Strong_20_Emphasis"><text:span text:style-name="T1">(priority: 4)</text:span></text:span></text:p>
      <text:p text:style-name="P1"><text:span text:style-name="Strong_20_Emphasis">(5) print/a4.jsp- <text:s/></text:span><text:span text:style-name="Strong_20_Emphasis"><text:span text:style-name="T1">(priority: 3)</text:span></text:span></text:p>
      <text:p text:style-name="P1"><text:span text:style-name="Strong_20_Emphasis">(6) print/a4/html.jsp - <text:s/></text:span><text:span text:style-name="Strong_20_Emphasis"><text:span text:style-name="T1">(priority: 2)</text:span></text:span></text:p>
      <text:p text:style-name="P1"><text:span text:style-name="Strong_20_Emphasis">(7) print/a4.html.jsp <text:s text:c="2"/>- </text:span><text:span text:style-name="Strong_20_Emphasis"><text:span text:style-name="T1">(priority: 1)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21:58:10.708831882</meta:creation-date>
    <dc:date>2020-03-07T13:59:43.756791397</dc:date>
    <meta:editing-duration>PT9M5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85" meta:character-count="566" meta:non-whitespace-character-count="450"/>
  </office:meta>
</office:document-meta>
</file>